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7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rid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number pore gr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_size [bit]</text:p>
          </table:table-cell>
          <table:table-cell office:value-type="string" calcext:value-type="string">
            <text:p>num_grids</text:p>
          </table:table-cell>
          <table:table-cell table:style-name="Default" office:value-type="string" calcext:value-type="string">
            <text:p>Grid_size [µm]</text:p>
          </table:table-cell>
          <table:table-cell table:style-name="Default" office:value-type="string" calcext:value-type="string">
            <text:p>Grid_area [µm²]</text:p>
          </table:table-cell>
          <table:table-cell office:value-type="string" calcext:value-type="string">
            <text:p>Threshold Absolut [pixels]</text:p>
          </table:table-cell>
          <table:table-cell table:style-name="Default" office:value-type="string" calcext:value-type="string">
            <text:p>Threshold_relative [% pixel]</text:p>
          </table:table-cell>
          <table:table-cell table:style-name="Default" office:value-type="string" calcext:value-type="string">
            <text:p>Pore_area [µm²]</text:p>
          </table:table-cell>
          <table:table-cell table:style-name="Default" office:value-type="string" calcext:value-type="string">
            <text:p>Projected_Pore_diameter [µm]</text:p>
          </table:table-cell>
          <table:table-cell office:value-type="string" calcext:value-type="string">
            <text:p>ZP4</text:p>
          </table:table-cell>
          <table:table-cell office:value-type="string" calcext:value-type="string">
            <text:p>ZP1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ZP3</text:p>
          </table:table-cell>
          <table:table-cell office:value-type="string" calcext:value-type="string">
            <text:p>ZP5</text:p>
          </table:table-cell>
          <table:table-cell office:value-type="string" calcext:value-type="string">
            <text:p>ZP6</text:p>
          </table:table-cell>
          <table:table-cell office:value-type="string" calcext:value-type="string">
            <text:p>ZP7</text:p>
          </table:table-cell>
          <table:table-cell office:value-type="string" calcext:value-type="string">
            <text:p>ZP9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size_circle [bit]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ROUNDUP([.$T$2]/[.A3];0)" office:value-type="float" office:value="4" calcext:value-type="float">
            <text:p>4</text:p>
          </table:table-cell>
          <table:table-cell table:formula="of:= [.A3]*[.T$3]" office:value-type="float" office:value="1984.12698412698" calcext:value-type="float">
            <text:p>1984.1</text:p>
          </table:table-cell>
          <table:table-cell table:formula="of:=[.C3]*[.C3]" office:value-type="float" office:value="3936759.88914084" calcext:value-type="float">
            <text:p>3936759.9</text:p>
          </table:table-cell>
          <table:table-cell office:value-type="float" office:value="100" calcext:value-type="float">
            <text:p>100</text:p>
          </table:table-cell>
          <table:table-cell table:formula="of:= [.E3]/([.A3]*[.A3])" office:value-type="percentage" office:value="0.0004" calcext:value-type="percentage">
            <text:p>0.04%</text:p>
          </table:table-cell>
          <table:table-cell table:formula="of:=[.E3]*[.$T$3]*[.$T$3]" office:value-type="float" office:value="1574.70395565634" calcext:value-type="float">
            <text:p>1574.7</text:p>
          </table:table-cell>
          <table:table-cell table:formula="of:=SQRT(4*[.G3]/PI())" office:value-type="float" office:value="44.7769510752188" calcext:value-type="float">
            <text:p>45</text:p>
          </table:table-cell>
          <table:table-cell table:number-columns-repeated="10"/>
          <table:table-cell office:value-type="string" calcext:value-type="string">
            <text:p>bit in µm</text:p>
          </table:table-cell>
          <table:table-cell table:formula="of:= 1/0.252" office:value-type="float" office:value="3.96825396825397" calcext:value-type="float">
            <text:p>3.9682539682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ROUNDUP([.$T$2]/[.A4];0)" office:value-type="float" office:value="5" calcext:value-type="float">
            <text:p>5</text:p>
          </table:table-cell>
          <table:table-cell table:formula="of:= [.A4]*[.T$3]" office:value-type="float" office:value="1587.30158730159" calcext:value-type="float">
            <text:p>1587.3</text:p>
          </table:table-cell>
          <table:table-cell table:formula="of:=[.C4]*[.C4]" office:value-type="float" office:value="2519526.32905014" calcext:value-type="float">
            <text:p>2519526.3</text:p>
          </table:table-cell>
          <table:table-cell office:value-type="float" office:value="100" calcext:value-type="float">
            <text:p>100</text:p>
          </table:table-cell>
          <table:table-cell table:formula="of:= [.E4]/([.A4]*[.A4])" office:value-type="percentage" office:value="0.000625" calcext:value-type="percentage">
            <text:p>0.06%</text:p>
          </table:table-cell>
          <table:table-cell table:formula="of:=[.E4]*[.$T$3]*[.$T$3]" office:value-type="float" office:value="1574.70395565634" calcext:value-type="float">
            <text:p>1574.7</text:p>
          </table:table-cell>
          <table:table-cell table:formula="of:=SQRT(4*[.G4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ROUNDUP([.$T$2]/[.A5];0)" office:value-type="float" office:value="6" calcext:value-type="float">
            <text:p>6</text:p>
          </table:table-cell>
          <table:table-cell table:formula="of:= [.A5]*[.T$3]" office:value-type="float" office:value="1190.47619047619" calcext:value-type="float">
            <text:p>1190.5</text:p>
          </table:table-cell>
          <table:table-cell table:formula="of:=[.C5]*[.C5]" office:value-type="float" office:value="1417233.5600907" calcext:value-type="float">
            <text:p>1417233.6</text:p>
          </table:table-cell>
          <table:table-cell office:value-type="float" office:value="100" calcext:value-type="float">
            <text:p>100</text:p>
          </table:table-cell>
          <table:table-cell table:formula="of:= [.E5]/([.A5]*[.A5])" office:value-type="percentage" office:value="0.00111111111111111" calcext:value-type="percentage">
            <text:p>0.11%</text:p>
          </table:table-cell>
          <table:table-cell table:formula="of:=[.E5]*[.$T$3]*[.$T$3]" office:value-type="float" office:value="1574.70395565634" calcext:value-type="float">
            <text:p>1574.7</text:p>
          </table:table-cell>
          <table:table-cell table:formula="of:=SQRT(4*[.G5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ROUNDUP([.$T$2]/[.A6];0)" office:value-type="float" office:value="7" calcext:value-type="float">
            <text:p>7</text:p>
          </table:table-cell>
          <table:table-cell table:formula="of:= [.A6]*[.T$3]" office:value-type="float" office:value="992.063492063492" calcext:value-type="float">
            <text:p>992.1</text:p>
          </table:table-cell>
          <table:table-cell table:formula="of:=[.C6]*[.C6]" office:value-type="float" office:value="984189.97228521" calcext:value-type="float">
            <text:p>984190.0</text:p>
          </table:table-cell>
          <table:table-cell office:value-type="float" office:value="130" calcext:value-type="float">
            <text:p>130</text:p>
          </table:table-cell>
          <table:table-cell table:formula="of:= [.E6]/([.A6]*[.A6])" office:value-type="percentage" office:value="0.00208" calcext:value-type="percentage">
            <text:p>0.21%</text:p>
          </table:table-cell>
          <table:table-cell table:formula="of:=[.E6]*[.$T$3]*[.$T$3]" office:value-type="float" office:value="2047.11514235324" calcext:value-type="float">
            <text:p>2047.1</text:p>
          </table:table-cell>
          <table:table-cell table:formula="of:=SQRT(4*[.G6]/PI())" office:value-type="float" office:value="51.0535792268309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 ROUNDUP([.$T$2]/[.A7];0)" office:value-type="float" office:value="3" calcext:value-type="float">
            <text:p>3</text:p>
          </table:table-cell>
          <table:table-cell table:formula="of:= [.A7]*[.T$3]" office:value-type="float" office:value="2380.95238095238" calcext:value-type="float">
            <text:p>2381.0</text:p>
          </table:table-cell>
          <table:table-cell table:formula="of:=[.C7]*[.C7]" office:value-type="float" office:value="5668934.24036281" calcext:value-type="float">
            <text:p>5668934.2</text:p>
          </table:table-cell>
          <table:table-cell office:value-type="float" office:value="125" calcext:value-type="float">
            <text:p>125</text:p>
          </table:table-cell>
          <table:table-cell table:formula="of:= [.E7]/([.A7]*[.A7])" office:value-type="percentage" office:value="0.000347222222222222" calcext:value-type="percentage">
            <text:p>0.03%</text:p>
          </table:table-cell>
          <table:table-cell table:formula="of:=[.E7]*[.$T$3]*[.$T$3]" office:value-type="float" office:value="1968.37994457042" calcext:value-type="float">
            <text:p>1968.4</text:p>
          </table:table-cell>
          <table:table-cell table:formula="of:=SQRT(4*[.G7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 ROUNDUP([.$T$2]/[.A8];0)" office:value-type="float" office:value="3" calcext:value-type="float">
            <text:p>3</text:p>
          </table:table-cell>
          <table:table-cell table:formula="of:= [.A8]*[.T$3]" office:value-type="float" office:value="2313.49206349206" calcext:value-type="float">
            <text:p>2313.5</text:p>
          </table:table-cell>
          <table:table-cell table:formula="of:=[.C8]*[.C8]" office:value-type="float" office:value="5352245.52784077" calcext:value-type="float">
            <text:p>5352245.5</text:p>
          </table:table-cell>
          <table:table-cell office:value-type="float" office:value="125" calcext:value-type="float">
            <text:p>125</text:p>
          </table:table-cell>
          <table:table-cell table:formula="of:= [.E8]/([.A8]*[.A8])" office:value-type="percentage" office:value="0.000367767123972826" calcext:value-type="percentage">
            <text:p>0.04%</text:p>
          </table:table-cell>
          <table:table-cell table:formula="of:=[.E8]*[.$T$3]*[.$T$3]" office:value-type="float" office:value="1968.37994457042" calcext:value-type="float">
            <text:p>1968.4</text:p>
          </table:table-cell>
          <table:table-cell table:formula="of:=SQRT(4*[.G8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 ROUNDUP([.$T$2]/[.A9];0)" office:value-type="float" office:value="2" calcext:value-type="float">
            <text:p>2</text:p>
          </table:table-cell>
          <table:table-cell table:formula="of:= [.A9]*[.T$3]" office:value-type="float" office:value="3468.25396825397" calcext:value-type="float">
            <text:p>3468.3</text:p>
          </table:table-cell>
          <table:table-cell table:formula="of:=[.C9]*[.C9]" office:value-type="float" office:value="12028785.5883094" calcext:value-type="float">
            <text:p>12028785.6</text:p>
          </table:table-cell>
          <table:table-cell office:value-type="float" office:value="125" calcext:value-type="float">
            <text:p>125</text:p>
          </table:table-cell>
          <table:table-cell table:formula="of:= [.E9]/([.A9]*[.A9])" office:value-type="percentage" office:value="0.000163639124674685" calcext:value-type="percentage">
            <text:p>0.02%</text:p>
          </table:table-cell>
          <table:table-cell table:formula="of:=[.E9]*[.$T$3]*[.$T$3]" office:value-type="float" office:value="1968.37994457042" calcext:value-type="float">
            <text:p>1968.4</text:p>
          </table:table-cell>
          <table:table-cell table:formula="of:=SQRT(4*[.G9]/PI())" office:value-type="float" office:value="50.0621532146857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707" calcext:value-type="float">
            <text:p>707</text:p>
          </table:table-cell>
          <table:table-cell office:value-type="float" office:value="1093" calcext:value-type="float">
            <text:p>1093</text:p>
          </table:table-cell>
          <table:table-cell office:value-type="float" office:value="1461" calcext:value-type="float">
            <text:p>1461</text:p>
          </table:table-cell>
          <table:table-cell office:value-type="float" office:value="584" calcext:value-type="float">
            <text:p>584</text:p>
          </table:table-cell>
          <table:table-cell office:value-type="float" office:value="783" calcext:value-type="float">
            <text:p>783</text:p>
          </table:table-cell>
          <table:table-cell office:value-type="float" office:value="572" calcext:value-type="float">
            <text:p>572</text:p>
          </table:table-cell>
          <table:table-cell office:value-type="float" office:value="550" calcext:value-type="float">
            <text:p>550</text:p>
          </table:table-cell>
          <table:table-cell table:formula="of:= SUM([.I9:.P9])" office:value-type="float" office:value="6367" calcext:value-type="float">
            <text:p>6367</text:p>
          </table:table-cell>
          <table:table-cell table:number-columns-repeated="2"/>
          <table:table-cell table:formula="of:=1748/3" office:value-type="float" office:value="582.666666666667" calcext:value-type="float">
            <text:p>582.666666666667</text:p>
          </table:table-cell>
        </table:table-row>
        <table:table-row table:style-name="ro1">
          <table:table-cell/>
          <table:table-cell table:formula="of:= ROUNDUP([.$T$2]/[.A10];0)" office:value-type="string" office:string-value="" calcext:value-type="error">
            <text:p>#DIV/0!</text:p>
          </table:table-cell>
          <table:table-cell table:formula="of:= [.A10]*[.T$3]" office:value-type="float" office:value="0" calcext:value-type="float">
            <text:p>0.0</text:p>
          </table:table-cell>
          <table:table-cell table:formula="of:=[.C10]*[.C10]" office:value-type="float" office:value="0" calcext:value-type="float">
            <text:p>0.0</text:p>
          </table:table-cell>
          <table:table-cell/>
          <table:table-cell table:formula="of:= [.E10]/([.A10]*[.A10])" office:value-type="string" office:string-value="" calcext:value-type="error">
            <text:p>#DIV/0!</text:p>
          </table:table-cell>
          <table:table-cell table:formula="of:=[.E10]*[.$T$3]*[.$T$3]" office:value-type="float" office:value="0" calcext:value-type="float">
            <text:p>0.0</text:p>
          </table:table-cell>
          <table:table-cell table:formula="of:=SQRT(4*[.G10]/PI())" office:value-type="float" office:value="0" calcext:value-type="float">
            <text:p>0</text:p>
          </table:table-cell>
          <table:table-cell table:number-columns-repeated="11"/>
          <table:table-cell table:formula="of:=1748/2" office:value-type="float" office:value="874" calcext:value-type="float">
            <text:p>874</text:p>
          </table:table-cell>
        </table:table-row>
        <table:table-row table:style-name="ro1">
          <table:table-cell/>
          <table:table-cell table:formula="of:= ROUNDUP([.$T$2]/[.A11];0)" office:value-type="string" office:string-value="" calcext:value-type="error">
            <text:p>#DIV/0!</text:p>
          </table:table-cell>
          <table:table-cell table:formula="of:= [.A11]*[.T$3]" office:value-type="float" office:value="0" calcext:value-type="float">
            <text:p>0.0</text:p>
          </table:table-cell>
          <table:table-cell table:formula="of:=[.C11]*[.C11]" office:value-type="float" office:value="0" calcext:value-type="float">
            <text:p>0.0</text:p>
          </table:table-cell>
          <table:table-cell/>
          <table:table-cell table:formula="of:= [.E11]/([.A11]*[.A11])" office:value-type="string" office:string-value="" calcext:value-type="error">
            <text:p>#DIV/0!</text:p>
          </table:table-cell>
          <table:table-cell table:formula="of:=[.E11]*[.$T$3]*[.$T$3]" office:value-type="float" office:value="0" calcext:value-type="float">
            <text:p>0.0</text:p>
          </table:table-cell>
          <table:table-cell table:formula="of:=SQRT(4*[.G11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2];0)" office:value-type="string" office:string-value="" calcext:value-type="error">
            <text:p>#DIV/0!</text:p>
          </table:table-cell>
          <table:table-cell table:formula="of:= [.A12]*[.T$3]" office:value-type="float" office:value="0" calcext:value-type="float">
            <text:p>0.0</text:p>
          </table:table-cell>
          <table:table-cell table:formula="of:=[.C12]*[.C12]" office:value-type="float" office:value="0" calcext:value-type="float">
            <text:p>0.0</text:p>
          </table:table-cell>
          <table:table-cell/>
          <table:table-cell table:formula="of:= [.E12]/([.A12]*[.A12])" office:value-type="string" office:string-value="" calcext:value-type="error">
            <text:p>#DIV/0!</text:p>
          </table:table-cell>
          <table:table-cell table:formula="of:=[.E12]*[.$T$3]*[.$T$3]" office:value-type="float" office:value="0" calcext:value-type="float">
            <text:p>0.0</text:p>
          </table:table-cell>
          <table:table-cell table:formula="of:=SQRT(4*[.G12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3];0)" office:value-type="string" office:string-value="" calcext:value-type="error">
            <text:p>#DIV/0!</text:p>
          </table:table-cell>
          <table:table-cell table:formula="of:= [.A13]*[.T$3]" office:value-type="float" office:value="0" calcext:value-type="float">
            <text:p>0.0</text:p>
          </table:table-cell>
          <table:table-cell table:formula="of:=[.C13]*[.C13]" office:value-type="float" office:value="0" calcext:value-type="float">
            <text:p>0.0</text:p>
          </table:table-cell>
          <table:table-cell/>
          <table:table-cell table:formula="of:= [.E13]/([.A13]*[.A13])" office:value-type="string" office:string-value="" calcext:value-type="error">
            <text:p>#DIV/0!</text:p>
          </table:table-cell>
          <table:table-cell table:formula="of:=[.E13]*[.$T$3]*[.$T$3]" office:value-type="float" office:value="0" calcext:value-type="float">
            <text:p>0.0</text:p>
          </table:table-cell>
          <table:table-cell table:formula="of:=SQRT(4*[.G13]/PI())" office:value-type="float" office:value="0" calcext:value-type="float">
            <text:p>0</text:p>
          </table:table-cell>
          <table:table-cell table:number-columns-repeated="12"/>
        </table:table-row>
      </table:table>
      <table:table table:name="min_max_values" table:style-name="ta1">
        <table:table-column table:style-name="co13" table:number-columns-repeated="15" table:default-cell-style-name="Default"/>
        <table:table-column table:style-name="co13" table:default-cell-style-name="ce7"/>
        <table:table-row table:style-name="ro1"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Link </text:p>
          </table:table-cell>
          <table:table-cell table:number-columns-repeated="9"/>
          <table:table-cell table:style-name="Default" office:value-type="string" calcext:value-type="string">
            <text:p>Link andere Bilder</text:p>
          </table:table-cell>
        </table:table-row>
        <table:table-row table:style-name="ro1">
          <table:table-cell office:value-type="string" calcext:value-type="string">
            <text:p>ZP1</text:p>
          </table:table-cell>
          <table:table-cell office:value-type="float" office:value="23" calcext:value-type="float">
            <text:p>23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'/home/jan/Documents/Trainingsdaten/ZPs/ZP1/201315_ZP1_Bildstapel_50µm_700x746_1980bis7760/ZP1_with_stl_circle0.tif'</text:p>
          </table:table-cell>
          <table:table-cell table:number-columns-repeated="9"/>
          <table:table-cell office:value-type="string" calcext:value-type="string">
            <text:p>'/home/jan/Documents/Trainingsdaten/ZPs/ZP1/201315_ZP1_Bildstapel_50µm_700x746_1980bis7760/201315_ZP1_Bildstapel_50µm_700x746_1980bis7760_'</text:p>
          </table:table-cell>
        </table:table-row>
        <table:table-row table:style-name="ro1">
          <table:table-cell office:value-type="string" calcext:value-type="string">
            <text:p>ZP2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'/home/jan/Documents/Trainingsdaten/ZPs/ZP2/201315_ZP2_Bildstapel_50µm_700x746_2000bis7755/ZP2_with_stl_circle0.tif'</text:p>
          </table:table-cell>
          <table:table-cell table:number-columns-repeated="9"/>
          <table:table-cell office:value-type="string" calcext:value-type="string">
            <text:p>'/home/jan/Documents/Trainingsdaten/ZPs/ZP2/201315_ZP2_Bildstapel_50µm_700x746_2000bis7755/201315_ZP2_Bildstapel_50µm_700x746_2000bis7755_'</text:p>
          </table:table-cell>
        </table:table-row>
        <table:table-row table:style-name="ro1">
          <table:table-cell office:value-type="string" calcext:value-type="string">
            <text:p>ZP3</text:p>
          </table:table-cell>
          <table:table-cell office:value-type="float" office:value="94" calcext:value-type="float">
            <text:p>94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'/home/jan/Documents/Trainingsdaten/ZPs/ZP3/201315_ZP3_Bildstapel_50µm_700x746_1995bis7755/ZP3_with_stl_circle0.tif'</text:p>
          </table:table-cell>
          <table:table-cell table:number-columns-repeated="9"/>
          <table:table-cell office:value-type="string" calcext:value-type="string">
            <text:p>'/home/jan/Documents/Trainingsdaten/ZPs/ZP3/201315_ZP3_Bildstapel_50µm_700x746_1995bis7755/201315_ZP3_Bildstapel_50µm_700x746_1995bis7755_'</text:p>
          </table:table-cell>
        </table:table-row>
        <table:table-row table:style-name="ro1">
          <table:table-cell office:value-type="string" calcext:value-type="string">
            <text:p>ZP4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office:value-type="float" office:value="626" calcext:value-type="float">
            <text:p>626</text:p>
          </table:table-cell>
          <table:table-cell table:style-name="ce7" office:value-type="string" calcext:value-type="string">
            <text:p>'/home/jan/Documents/Trainingsdaten/ZPs/ZP4/200113_ZP4_Bildstapel_50µm_700x746_1905bis7905/mitGitter_0.tif'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ZP5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'/home/jan/Documents/Trainingsdaten/ZPs/ZP5/201315_ZP5_Bildstapel_50µm_700x746_1985bis7755/ZP5_with_circle_stl0.tif'</text:p>
          </table:table-cell>
          <table:table-cell table:number-columns-repeated="9"/>
          <table:table-cell office:value-type="string" calcext:value-type="string">
            <text:p>'/home/jan/Documents/Trainingsdaten/ZPs/ZP5/201315_ZP5_Bildstapel_50µm_700x746_1985bis7755/201315_ZP5_Bildstapel_50µm_700x746_1985bis7755_'</text:p>
          </table:table-cell>
        </table:table-row>
        <table:table-row table:style-name="ro1">
          <table:table-cell office:value-type="string" calcext:value-type="string">
            <text:p>ZP6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'/home/jan/Documents/Trainingsdaten/ZPs/ZP6/201315_ZP6_Bildstapel_50µm_700x746_1740bis7755/ZP6_with_circle_stl0.tif'</text:p>
          </table:table-cell>
          <table:table-cell table:number-columns-repeated="9"/>
          <table:table-cell office:value-type="string" calcext:value-type="string">
            <text:p>'/home/jan/Documents/Trainingsdaten/ZPs/ZP6/201315_ZP6_Bildstapel_50µm_700x746_1740bis7755/201315_ZP6_Bildstapel_50µm_700x746_1740bis7755_'</text:p>
          </table:table-cell>
        </table:table-row>
        <table:table-row table:style-name="ro1">
          <table:table-cell office:value-type="string" calcext:value-type="string">
            <text:p>ZP7</text:p>
          </table:table-cell>
          <table:table-cell office:value-type="float" office:value="22" calcext:value-type="float">
            <text:p>22</text:p>
          </table:table-cell>
          <table:table-cell office:value-type="float" office:value="562" calcext:value-type="float">
            <text:p>562</text:p>
          </table:table-cell>
          <table:table-cell office:value-type="float" office:value="105" calcext:value-type="float">
            <text:p>10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'/home/jan/Documents/Trainingsdaten/ZPs/ZP7/201315_ZP7_Bildstapel_50µm_900x746_1845bis7755/ZP7_with_circle_stl0.tif'</text:p>
          </table:table-cell>
          <table:table-cell table:number-columns-repeated="9"/>
          <table:table-cell office:value-type="string" calcext:value-type="string">
            <text:p>'/home/jan/Documents/Trainingsdaten/ZPs/ZP7/201315_ZP7_Bildstapel_50µm_900x746_1845bis7755/201315_ZP7_Bildstapel_50µm_900x746_1845bis7755_'</text:p>
          </table:table-cell>
        </table:table-row>
        <table:table-row table:style-name="ro1">
          <table:table-cell office:value-type="string" calcext:value-type="string">
            <text:p>ZP8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ZP9</text:p>
          </table:table-cell>
          <table:table-cell office:value-type="float" office:value="31" calcext:value-type="float">
            <text:p>31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'/home/jan/Documents/Trainingsdaten/ZPs/ZP9/201315_ZP9_Bildstapel_50µm_700x746_1880bis7755/ZP9_with_circle_stl0.tif'</text:p>
          </table:table-cell>
          <table:table-cell table:number-columns-repeated="9"/>
          <table:table-cell office:value-type="string" calcext:value-type="string">
            <text:p>'/home/jan/Documents/Trainingsdaten/ZPs/ZP9/201315_ZP9_Bildstapel_50µm_700x746_1880bis7755/201315_ZP9_Bildstapel_50µm_700x746_1880bis7755_'</text:p>
          </table:table-cell>
        </table:table-row>
      </table:table>
      <table:table table:name="unterste oberste Schichte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ce9"/>
        <table:table-column table:style-name="co13" table:default-cell-style-name="Default"/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unterste Schicht [mm]</text:p>
          </table:table-cell>
          <table:table-cell office:value-type="string" calcext:value-type="string">
            <text:p>unterste Schicht [Slice]</text:p>
          </table:table-cell>
          <table:table-cell office:value-type="string" calcext:value-type="string">
            <text:p>oberste Schicht (ohne Kerbe) [mm]</text:p>
          </table:table-cell>
          <table:table-cell office:value-type="string" calcext:value-type="string">
            <text:p>oberste Schicht (ohne Kerbe) [Slice]</text:p>
          </table:table-cell>
          <table:table-cell office:value-type="string" calcext:value-type="string">
            <text:p>max_Slice h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table:formula="of:=[.B2]/[.$B$14]" office:value-type="float" office:value="396" calcext:value-type="float">
            <text:p>396</text:p>
          </table:table-cell>
          <table:table-cell office:value-type="float" office:value="77.55" calcext:value-type="float">
            <text:p>77.55</text:p>
          </table:table-cell>
          <table:table-cell table:formula="of:= [.D2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3]/[.$B$14]" office:value-type="float" office:value="400" calcext:value-type="float">
            <text:p>400</text:p>
          </table:table-cell>
          <table:table-cell office:value-type="float" office:value="77.55" calcext:value-type="float">
            <text:p>77.55</text:p>
          </table:table-cell>
          <table:table-cell table:formula="of:= [.D3]/[.$B$14]" office:value-type="float" office:value="1551" calcext:value-type="float">
            <text:p>155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5" calcext:value-type="float">
            <text:p>19.95</text:p>
          </table:table-cell>
          <table:table-cell table:formula="of:=[.B4]/[.$B$14]" office:value-type="float" office:value="399" calcext:value-type="float">
            <text:p>399</text:p>
          </table:table-cell>
          <table:table-cell office:value-type="float" office:value="77.55" calcext:value-type="float">
            <text:p>77.55</text:p>
          </table:table-cell>
          <table:table-cell table:formula="of:= [.D4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5" calcext:value-type="float">
            <text:p>19.05</text:p>
          </table:table-cell>
          <table:table-cell table:formula="of:=[.B5]/[.$B$14]" office:value-type="float" office:value="381" calcext:value-type="float">
            <text:p>381</text:p>
          </table:table-cell>
          <table:table-cell office:value-type="float" office:value="77.55" calcext:value-type="float">
            <text:p>77.55</text:p>
          </table:table-cell>
          <table:table-cell table:formula="of:= [.D5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5" calcext:value-type="float">
            <text:p>19.85</text:p>
          </table:table-cell>
          <table:table-cell table:formula="of:=[.B6]/[.$B$14]" office:value-type="float" office:value="397" calcext:value-type="float">
            <text:p>397</text:p>
          </table:table-cell>
          <table:table-cell office:value-type="float" office:value="77.55" calcext:value-type="float">
            <text:p>77.55</text:p>
          </table:table-cell>
          <table:table-cell table:formula="of:= [.D6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table:formula="of:=[.B7]/[.$B$14]" office:value-type="float" office:value="348" calcext:value-type="float">
            <text:p>348</text:p>
          </table:table-cell>
          <table:table-cell office:value-type="float" office:value="77.55" calcext:value-type="float">
            <text:p>77.55</text:p>
          </table:table-cell>
          <table:table-cell table:formula="of:= [.D7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5" calcext:value-type="float">
            <text:p>18.45</text:p>
          </table:table-cell>
          <table:table-cell table:formula="of:=[.B8]/[.$B$14]" office:value-type="float" office:value="369" calcext:value-type="float">
            <text:p>369</text:p>
          </table:table-cell>
          <table:table-cell office:value-type="float" office:value="77.55" calcext:value-type="float">
            <text:p>77.55</text:p>
          </table:table-cell>
          <table:table-cell table:formula="of:= [.D8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[.$B$14]" office:value-type="float" office:value="0" calcext:value-type="float">
            <text:p>0</text:p>
          </table:table-cell>
          <table:table-cell/>
          <table:table-cell table:formula="of:= [.D9]/[.$B$14]"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table:formula="of:=[.B10]/[.$B$14]" office:value-type="float" office:value="376" calcext:value-type="float">
            <text:p>376</text:p>
          </table:table-cell>
          <table:table-cell office:value-type="float" office:value="77.55" calcext:value-type="float">
            <text:p>77.55</text:p>
          </table:table-cell>
          <table:table-cell table:formula="of:= [.D10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chichtstärke 0,05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</table:table>
      <table:table table:name="Dokumentation Datensätze" table:style-name="ta1"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stds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9:25:51.734347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0:01.100062164</meta:creation-date>
    <dc:date>2020-01-21T11:37:03.864389469</dc:date>
    <meta:editing-duration>PT4H7M37S</meta:editing-duration>
    <meta:editing-cycles>10</meta:editing-cycles>
    <meta:generator>LibreOffice/6.0.7.3$Linux_X86_64 LibreOffice_project/00m0$Build-3</meta:generator>
    <meta:document-statistic meta:table-count="4" meta:cell-count="242" meta:object-count="0"/>
  </office:meta>
</office:document-meta>
</file>